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da5ac" officeooo:paragraph-rsid="005da5ac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be4b3" officeooo:paragraph-rsid="005fb137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9fc00" officeooo:paragraph-rsid="0059fc00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9fc00" officeooo:paragraph-rsid="00694f28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b85ba" officeooo:paragraph-rsid="005fb137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b85ba" officeooo:paragraph-rsid="00574288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b85ba" officeooo:paragraph-rsid="00694f28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64e5c7"/>
    </style:style>
    <style:style style:name="P10" style:family="paragraph" style:parent-style-name="Heading_20_1">
      <style:text-properties style:font-name="Liberation Sans" fo:font-size="14pt" fo:font-weight="bold" officeooo:rsid="0055d7ef" style:font-name-asian="Liberation Serif" style:font-size-asian="14pt" style:font-weight-asian="bold" style:font-name-complex="Liberation Serif" style:font-size-complex="14pt" style:font-weight-complex="bold"/>
    </style:style>
    <style:style style:name="P11" style:family="paragraph" style:parent-style-name="Heading_20_1">
      <style:text-properties style:font-name="Liberation Sans" fo:font-size="14pt" fo:font-weight="bold" officeooo:rsid="0055d7ef" officeooo:paragraph-rsid="00694f28" style:font-name-asian="Liberation Serif" style:font-size-asian="14pt" style:font-weight-asian="bold" style:font-name-complex="Liberation Serif" style:font-size-complex="14pt" style:font-weight-complex="bold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64e5c7" officeooo:paragraph-rsid="0064e5c7" style:font-name-asian="Liberation Serif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64b211" officeooo:paragraph-rsid="0064b211" style:font-name-asian="Liberation Serif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4">
      <style:paragraph-properties fo:line-height="150%" fo:text-align="justify" style:justify-single-word="false"/>
      <style:text-properties style:font-name="Liberation Sans" fo:font-size="14pt" fo:font-weight="normal" officeooo:rsid="0064b211" officeooo:paragraph-rsid="0064b211" style:font-name-asian="Liberation Serif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4">
      <style:paragraph-properties fo:line-height="150%" fo:text-align="justify" style:justify-single-word="false"/>
      <style:text-properties style:font-name="Liberation Sans" fo:font-size="14pt" fo:font-weight="normal" officeooo:rsid="006314aa" officeooo:paragraph-rsid="006314aa" style:font-name-asian="Liberation Serif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94f28" officeooo:paragraph-rsid="00694f28" style:font-name-asian="Liberation Serif" style:font-size-asian="14pt" style:font-weight-asian="bold" style:font-name-complex="Liberation Serif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5d7ef" officeooo:paragraph-rsid="00694f28" style:font-name-asian="Liberation Serif" style:font-size-asian="14pt" style:font-weight-asian="bold" style:font-name-complex="Liberation Serif" style:font-size-complex="14pt" style:font-weight-complex="bold"/>
    </style:style>
    <style:style style:name="P18" style:family="paragraph" style:parent-style-name="Standard" style:list-style-name="L3">
      <style:paragraph-properties fo:line-height="150%" fo:text-align="justify" style:justify-single-word="false"/>
      <style:text-properties officeooo:paragraph-rsid="00694f28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6314aa"/>
    </style:style>
    <style:style style:name="T5" style:family="text">
      <style:text-properties officeooo:rsid="00671fc3"/>
    </style:style>
    <style:style style:name="T6" style:family="text">
      <style:text-properties officeooo:rsid="00526592"/>
    </style:style>
    <style:style style:name="T7" style:family="text">
      <style:text-properties officeooo:rsid="0054a733"/>
    </style:style>
    <style:style style:name="T8" style:family="text">
      <style:text-properties officeooo:rsid="00609223"/>
    </style:style>
    <style:style style:name="T9" style:family="text">
      <style:text-properties style:font-name="Liberation Sans" fo:font-size="14pt" fo:font-weight="normal" officeooo:rsid="00694f28" style:font-name-asian="Liberation Serif" style:font-size-asian="14pt" style:font-weight-asian="normal" style:font-name-complex="Liberation Serif" style:font-size-complex="14pt" style:font-weight-complex="normal"/>
    </style:style>
    <style:style style:name="T10" style:family="text">
      <style:text-properties style:font-name="Liberation Sans" fo:font-size="14pt" fo:font-weight="normal" officeooo:rsid="005be4b3" style:font-name-asian="Liberation Serif" style:font-size-asian="14pt" style:font-weight-asian="normal" style:font-name-complex="Liberation Serif" style:font-size-complex="14pt" style:font-weight-complex="normal"/>
    </style:style>
    <style:style style:name="T11" style:family="text">
      <style:text-properties style:font-name="Liberation Sans" fo:font-size="14pt" fo:font-weight="bold" officeooo:rsid="0014818a" style:font-name-asian="Liberation Serif" style:font-size-asian="14pt" style:font-weight-asian="bold" style:font-name-complex="Liberation Serif" style:font-size-complex="14pt" style:font-weight-complex="bold"/>
    </style:style>
    <style:style style:name="T12" style:family="text">
      <style:text-properties style:font-name="Liberation Sans" fo:font-size="14pt" fo:font-weight="bold" officeooo:rsid="0064e5c7" style:font-name-asian="Liberation Serif" style:font-size-asian="14pt" style:font-weight-asian="bold" style:font-name-complex="Liberation Serif" style:font-size-complex="14pt" style:font-weight-complex="bold"/>
    </style:style>
    <style:style style:name="T13" style:family="text">
      <style:text-properties fo:font-weight="normal" officeooo:rsid="005be4b3" style:font-weight-asian="normal" style:font-weight-complex="normal"/>
    </style:style>
    <style:style style:name="T14" style:family="text">
      <style:text-properties fo:font-weight="normal" officeooo:rsid="006314aa" style:font-weight-asian="normal" style:font-weight-complex="normal"/>
    </style:style>
    <style:style style:name="T15" style:family="text">
      <style:text-properties fo:font-weight="normal" officeooo:rsid="0064b211" style:font-weight-asian="normal" style:font-weight-complex="normal"/>
    </style:style>
    <style:style style:name="T16" style:family="text">
      <style:text-properties fo:font-weight="normal" officeooo:rsid="0064e5c7" style:font-weight-asian="normal" style:font-weight-complex="normal"/>
    </style:style>
    <style:style style:name="T17" style:family="text">
      <style:text-properties fo:font-weight="normal" officeooo:rsid="006820ab" style:font-weight-asian="normal" style:font-weight-complex="normal"/>
    </style:style>
    <style:style style:name="T18" style:family="text">
      <style:text-properties fo:font-weight="normal" officeooo:rsid="00694f28" style:font-weight-asian="normal" style:font-weight-complex="normal"/>
    </style:style>
    <style:style style:name="T19" style:family="text">
      <style:text-properties officeooo:rsid="006820ab"/>
    </style:style>
    <style:style style:name="T20" style:family="text">
      <style:text-properties officeooo:rsid="00694f28"/>
    </style:style>
    <style:style style:name="T21" style:family="text">
      <style:text-properties officeooo:rsid="006b06a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1">Objectif</text:span><text:span text:style-name="T12">s</text:span></text:p>
      <text:list xml:id="list2380958841" text:style-name="L1">
        <text:list-item>
          <text:p text:style-name="P12"><text:span text:style-name="T21">Lien</text:span> translation / <text:span text:style-name="T21">parallélogramme</text:span></text:p>
        </text:list-item>
        <text:list-item>
          <text:p text:style-name="P12">Utilisation / Entrainement</text:p>
        </text:list-item>
      </text:list>
      <text:h text:style-name="P10" text:outline-level="1"/>
      <text:p text:style-name="P4"><text:span text:style-name="T19">Rendu évaluation relatifs</text:span><text:span text:style-name="T13"> (</text:span><text:span text:style-name="T17">5</text:span><text:span text:style-name="T13"> min)</text:span></text:p>
      <text:p text:style-name="P7"/>
      <text:p text:style-name="P2"><text:span text:style-name="T4">Entrainement </text:span><text:span text:style-name="T19">translations</text:span><text:span text:style-name="T14"> </text:span><text:span text:style-name="T15">(25 min)</text:span></text:p>
      <text:list xml:id="list1239543979" text:style-name="L2">
        <text:list-item>
          <text:p text:style-name="P13">ex. 13 p. 268 : tracé de translation d’un vecteur donné</text:p>
        </text:list-item>
        <text:list-item>
          <text:p text:style-name="P13">ex. 21 p. 269 + caractériser les translations (en nommant certains sommets) : compléter une figure de translation</text:p>
        </text:list-item>
        <text:list-item>
          <text:p text:style-name="P13">ex. 22 p. 269 : utilisation des propriétés de la translation (conservation des angles) + propriété des angles des triangles isocèles (somme des angles = 180° et angles de la base égaux).</text:p>
        </text:list-item>
      </text:list>
      <text:h text:style-name="P11" text:outline-level="1"/>
      <text:p text:style-name="P16">Activité 2 p. 265</text:p>
      <text:list xml:id="list2548005295" text:style-name="L3">
        <text:list-item>
          <text:p text:style-name="P18"><text:span text:style-name="T9">lien translation/parallélogramme</text:span><text:span text:style-name="T10"> (</text:span><text:span text:style-name="T9">15</text:span><text:span text:style-name="T10"> min)</text:span></text:p>
        </text:list-item>
      </text:list>
      <text:p text:style-name="P17"/>
      <text:p text:style-name="P5"><text:span text:style-name="T20">Institutionalisation du lien translation/parallélogramme</text:span><text:span text:style-name="T13"> (</text:span><text:span text:style-name="T18">10</text:span><text:span text:style-name="T13"> min)</text:span></text:p>
      <text:p text:style-name="P8"/>
      <text:p text:style-name="P3"><text:span text:style-name="T4">TaF</text:span><text:span text:style-name="T14"> (pour </text:span><text:span text:style-name="T16">le lundi 06/11, </text:span><text:span text:style-name="T14">après les vacances)</text:span></text:p>
      <text:list xml:id="list1386986608" text:style-name="L4">
        <text:list-item>
          <text:p text:style-name="P14">ex. 29 p. 270</text:p>
        </text:list-item>
        <text:list-item>
          <text:p text:style-name="P15">ex. 59 p. 275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date-style style:name="N12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currency-style style:name="N12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0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0P0"/>
    </number:currency-style>
    <number:date-style style:name="N118">
      <number:day number:calendar="jewish"/>
      <number:text> </number:text>
      <number:month number:calendar="jewish" number:style="long" number:textual="true"/>
    </number:date-style>
    <number:date-style style:name="N11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date-style style:name="N114">
      <number:month number:calendar="jewish" number:style="long" number:textual="true"/>
    </number:date-style>
    <number:date-style style:name="N11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1">
      <number:month number:calendar="jewish" number:style="long" number:textual="true"/>
      <number:text> </number:text>
      <number:day number:calendar="jewish"/>
    </number:date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6314aa"/>
    </style:style>
    <style:style style:name="MT5" style:family="text">
      <style:text-properties officeooo:rsid="00671fc3"/>
    </style:style>
    <style:style style:name="MT6" style:family="text">
      <style:text-properties officeooo:rsid="00526592"/>
    </style:style>
    <style:style style:name="MT7" style:family="text">
      <style:text-properties officeooo:rsid="0054a733"/>
    </style:style>
    <style:style style:name="MT8" style:family="text">
      <style:text-properties officeooo:rsid="0060922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4</text:span> – <text:span text:style-name="MT4">Translations</text:span><text:tab/><text:span text:style-name="MT3">Séance </text:span><text:span text:style-name="MT5">2</text:span><text:span text:style-name="MT6"> </text:span><text:span text:style-name="MT7">(</text:span><text:span text:style-name="MT8">1</text:span><text:span text:style-name="MT7">h)</text:span><text:span text:style-name="MT6"> – </text:span><text:span text:style-name="MT5">20</text:span><text:span text:style-name="MT7">/10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2T18:08:07.968466607</dc:date>
    <meta:editing-duration>PT20H50M37S</meta:editing-duration>
    <meta:editing-cycles>65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24" meta:character-count="743" meta:non-whitespace-character-count="640"/>
  </office:meta>
</office:document-meta>
</file>